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normal" style:font-size-complex="12pt" style:font-weight-complex="bold"/>
    </style:style>
    <style:style style:name="ce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8.011cm" svg:height="16.584cm" svg:x="45.138cm" svg:y="22.639cm">
            <draw:object draw:notify-on-update-of-ranges="Planilha1.I2:Planilha1.J2 Planilha1.A13:Planilha1.A13 Planilha1.F3:Planilha1.F3 Planilha1.A14:Planilha1.A14 Planilha1.F4:Planilha1.F4 Planilha1.A15:Planilha1.A15 Planilha1.F5:Planilha1.F5 Planilha1.A16:Planilha1.A16 Planilha1.F6:Planilha1.F6 Planilha1.A17:Planilha1.A17 Planilha1.F7:Planilha1.F7 Planilha1.A18:Planilha1.A18 Planilha1.F8:Planilha1.F8 Planilha1.A19:Planilha1.A19 Planilha1.F9:Planilha1.F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926cm" svg:height="15.947cm" svg:x="2.36cm" svg:y="22.752cm">
            <draw:object draw:notify-on-update-of-ranges="Planilha1.B2:Planilha1.C2 Planilha1.A13:Planilha1.A13 Planilha1.B3:Planilha1.C3 Planilha1.A14:Planilha1.A14 Planilha1.B4:Planilha1.C4 Planilha1.A15:Planilha1.A15 Planilha1.B5:Planilha1.C5 Planilha1.A16:Planilha1.A16 Planilha1.B6:Planilha1.C6 Planilha1.A17:Planilha1.A17 Planilha1.B7:Planilha1.C7 Planilha1.A18:Planilha1.A18 Planilha1.B8:Planilha1.C8 Planilha1.A19:Planilha1.A19 Planilha1.B9:Planilha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26cm" svg:height="16.169cm" svg:x="24.835cm" svg:y="22.643cm">
            <draw:object draw:notify-on-update-of-ranges="Planilha1.D2:Planilha1.E2 Planilha1.A13:Planilha1.A13 Planilha1.D3:Planilha1.E3 Planilha1.A14:Planilha1.A14 Planilha1.D4:Planilha1.E4 Planilha1.A15:Planilha1.A15 Planilha1.D5:Planilha1.E5 Planilha1.A16:Planilha1.A16 Planilha1.D6:Planilha1.E6 Planilha1.A17:Planilha1.A17 Planilha1.D7:Planilha1.E7 Planilha1.A18:Planilha1.A18 Planilha1.D8:Planilha1.E8 Planilha1.A19:Planilha1.A19 Planilha1.D9:Planilha1.E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.204cm" svg:height="20.32cm" svg:x="2.189cm" svg:y="40.168cm">
            <draw:object draw:notify-on-update-of-ranges="Planilha1.A13:Planilha1.A19 Planilha1.B12:Planilha1.B12 Planilha1.B13:Planilha1.B19 Planilha1.C12:Planilha1.C12 Planilha1.C13:Planilha1.C19 Planilha1.D12:Planilha1.D12 Planilha1.D13:Planilha1.D19 Planilha1.E12:Planilha1.E12 Planilha1.E13:Planilha1.E19 Planilha1.F12:Planilha1.F12 Planilha1.F13:Planilha1.F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5.421cm" svg:height="20.484cm" svg:x="29.45cm" svg:y="40.221cm">
            <draw:object draw:notify-on-update-of-ranges="Planilha1.A23:Planilha1.A29 Planilha1.B22:Planilha1.B22 Planilha1.B23:Planilha1.B29 Planilha1.C22:Planilha1.C22 Planilha1.C23:Planilha1.C29 Planilha1.D22:Planilha1.D22 Planilha1.D23:Planilha1.D29 Planilha1.E22:Planilha1.E22 Planilha1.E23:Planilha1.E29 Planilha1.F22:Planilha1.F22 Planilha1.F23:Planilha1.F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3.664cm" svg:height="21.848cm" svg:x="2.29cm" svg:y="61.572cm">
            <draw:object draw:notify-on-update-of-ranges="Planilha1.B2:Planilha1.F2 Planilha1.A3:Planilha1.A3 Planilha1.B3:Planilha1.F3 Planilha1.A4:Planilha1.A4 Planilha1.B4:Planilha1.F4 Planilha1.A5:Planilha1.A5 Planilha1.B5:Planilha1.F5 Planilha1.A6:Planilha1.A6 Planilha1.B6:Planilha1.F6 Planilha1.A7:Planilha1.A7 Planilha1.B7:Planilha1.F7 Planilha1.A8:Planilha1.A8 Planilha1.B8:Planilha1.F8 Planilha1.A9:Planilha1.A9 Planilha1.B9:Planilha1.F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4.075cm" svg:height="21.349cm" svg:x="2.358cm" svg:y="84.831cm">
            <draw:object draw:notify-on-update-of-ranges="Planilha1.B2:Planilha1.E2 Planilha1.A3:Planilha1.A3 Planilha1.B3:Planilha1.E3 Planilha1.A4:Planilha1.A4 Planilha1.B4:Planilha1.E4 Planilha1.A5:Planilha1.A5 Planilha1.B5:Planilha1.E5 Planilha1.A6:Planilha1.A6 Planilha1.B6:Planilha1.E6 Planilha1.A7:Planilha1.A7 Planilha1.B7:Planilha1.E7 Planilha1.A8:Planilha1.A8 Planilha1.B8:Planilha1.E8 Planilha1.A9:Planilha1.A9 Planilha1.B9:Planilha1.E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3">
          <table:table-cell/>
          <table:table-cell table:style-name="ce4" office:value-type="string" calcext:value-type="string" table:number-columns-spanned="5" table:number-rows-spanned="1">
            <text:p>Tempo médio de execução</text:p>
          </table:table-cell>
          <table:covered-table-cell table:style-name="Default"/>
          <table:covered-table-cell table:style-name="ce8"/>
          <table:covered-table-cell table:number-columns-repeated="2" table:style-name="Default"/>
          <table:table-cell table:style-name="ce8"/>
          <table:table-cell table:style-name="ce10"/>
          <table:table-cell/>
          <table:table-cell table:style-name="Default"/>
          <table:table-cell table:number-columns-repeated="6"/>
          <table:table-cell table:style-name="Default"/>
          <table:table-cell table:style-name="ce8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1024x1024</text:p>
          </table:table-cell>
          <table:table-cell table:style-name="ce3" office:value-type="string" calcext:value-type="string">
            <text:p>1025x1025</text:p>
          </table:table-cell>
          <table:table-cell table:style-name="ce3" office:value-type="string" calcext:value-type="string">
            <text:p>2048x2048</text:p>
          </table:table-cell>
          <table:table-cell table:style-name="ce3" office:value-type="string" calcext:value-type="string">
            <text:p>2049x2049</text:p>
          </table:table-cell>
          <table:table-cell table:style-name="ce3" office:value-type="string" calcext:value-type="string">
            <text:p>4096x4096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 core</text:p>
          </table:table-cell>
          <table:table-cell table:style-name="ce3" office:value-type="float" office:value="5.491082" calcext:value-type="float">
            <text:p>5,491082</text:p>
          </table:table-cell>
          <table:table-cell table:style-name="ce3" office:value-type="float" office:value="5.487897" calcext:value-type="float">
            <text:p>5,487897</text:p>
          </table:table-cell>
          <table:table-cell table:style-name="ce3" office:value-type="float" office:value="32.38068" calcext:value-type="float">
            <text:p>32,38068</text:p>
          </table:table-cell>
          <table:table-cell table:style-name="ce3" office:value-type="float" office:value="32.750545" calcext:value-type="float">
            <text:p>32,750545</text:p>
          </table:table-cell>
          <table:table-cell table:style-name="ce9" office:value-type="float" office:value="129.274272" calcext:value-type="float">
            <text:p>129,274272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 cores</text:p>
          </table:table-cell>
          <table:table-cell table:style-name="ce3" office:value-type="float" office:value="2.854395" calcext:value-type="float">
            <text:p>2,854395</text:p>
          </table:table-cell>
          <table:table-cell table:style-name="ce3" office:value-type="float" office:value="2.828683" calcext:value-type="float">
            <text:p>2,828683</text:p>
          </table:table-cell>
          <table:table-cell table:style-name="ce3" office:value-type="float" office:value="17.42949" calcext:value-type="float">
            <text:p>17,42949</text:p>
          </table:table-cell>
          <table:table-cell table:style-name="ce3" office:value-type="float" office:value="17.432038" calcext:value-type="float">
            <text:p>17,432038</text:p>
          </table:table-cell>
          <table:table-cell table:style-name="ce3" office:value-type="float" office:value="69.23119" calcext:value-type="float">
            <text:p>69,23119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4 cores</text:p>
          </table:table-cell>
          <table:table-cell table:style-name="ce3" office:value-type="float" office:value="1.563692" calcext:value-type="float">
            <text:p>1,563692</text:p>
          </table:table-cell>
          <table:table-cell table:style-name="ce3" office:value-type="float" office:value="1.549599" calcext:value-type="float">
            <text:p>1,549599</text:p>
          </table:table-cell>
          <table:table-cell table:style-name="ce3" office:value-type="float" office:value="13.343931" calcext:value-type="float">
            <text:p>13,343931</text:p>
          </table:table-cell>
          <table:table-cell table:style-name="ce3" office:value-type="float" office:value="13.394752" calcext:value-type="float">
            <text:p>13,394752</text:p>
          </table:table-cell>
          <table:table-cell table:style-name="ce3" office:value-type="float" office:value="53.803944" calcext:value-type="float">
            <text:p>53,803944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8 cores</text:p>
          </table:table-cell>
          <table:table-cell table:style-name="ce3" office:value-type="float" office:value="0.894996" calcext:value-type="float">
            <text:p>0,894996</text:p>
          </table:table-cell>
          <table:table-cell table:style-name="ce3" office:value-type="float" office:value="0.885567" calcext:value-type="float">
            <text:p>0,885567</text:p>
          </table:table-cell>
          <table:table-cell table:style-name="ce3" office:value-type="float" office:value="12.54546" calcext:value-type="float">
            <text:p>12,54546</text:p>
          </table:table-cell>
          <table:table-cell table:style-name="ce3" office:value-type="float" office:value="12.512198" calcext:value-type="float">
            <text:p>12,512198</text:p>
          </table:table-cell>
          <table:table-cell table:style-name="ce3" office:value-type="float" office:value="50.241695" calcext:value-type="float">
            <text:p>50,241695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0 cores</text:p>
          </table:table-cell>
          <table:table-cell table:style-name="ce3" office:value-type="float" office:value="0.805516" calcext:value-type="float">
            <text:p>0,805516</text:p>
          </table:table-cell>
          <table:table-cell table:style-name="ce3" office:value-type="float" office:value="0.805739" calcext:value-type="float">
            <text:p>0,805739</text:p>
          </table:table-cell>
          <table:table-cell table:style-name="ce3" office:value-type="float" office:value="12.807923" calcext:value-type="float">
            <text:p>12,807923</text:p>
          </table:table-cell>
          <table:table-cell table:style-name="ce3" office:value-type="float" office:value="12.569088" calcext:value-type="float">
            <text:p>12,569088</text:p>
          </table:table-cell>
          <table:table-cell table:style-name="ce3" office:value-type="float" office:value="50.61497" calcext:value-type="float">
            <text:p>50,61497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6 cores</text:p>
          </table:table-cell>
          <table:table-cell table:style-name="ce3" office:value-type="float" office:value="0.662833" calcext:value-type="float">
            <text:p>0,662833</text:p>
          </table:table-cell>
          <table:table-cell table:style-name="ce3" office:value-type="float" office:value="0.797198" calcext:value-type="float">
            <text:p>0,797198</text:p>
          </table:table-cell>
          <table:table-cell table:style-name="ce3" office:value-type="float" office:value="8.119482" calcext:value-type="float">
            <text:p>8,119482</text:p>
          </table:table-cell>
          <table:table-cell table:style-name="ce3" office:value-type="float" office:value="7.985534" calcext:value-type="float">
            <text:p>7,985534</text:p>
          </table:table-cell>
          <table:table-cell table:style-name="ce3" office:value-type="float" office:value="33.659617" calcext:value-type="float">
            <text:p>33,659617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0 cores</text:p>
          </table:table-cell>
          <table:table-cell table:style-name="ce3" office:value-type="float" office:value="1.157846" calcext:value-type="float">
            <text:p>1,157846</text:p>
          </table:table-cell>
          <table:table-cell table:style-name="ce3" office:value-type="float" office:value="1.155728" calcext:value-type="float">
            <text:p>1,155728</text:p>
          </table:table-cell>
          <table:table-cell table:style-name="ce3" office:value-type="float" office:value="5.72761" calcext:value-type="float">
            <text:p>5,72761</text:p>
          </table:table-cell>
          <table:table-cell table:style-name="ce3" office:value-type="float" office:value="5.346186" calcext:value-type="float">
            <text:p>5,346186</text:p>
          </table:table-cell>
          <table:table-cell table:style-name="ce3" office:value-type="float" office:value="28.501381" calcext:value-type="float">
            <text:p>28,501381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number-columns-repeated="6"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5" table:number-columns-repeated="2"/>
          <table:table-cell/>
          <table:table-cell table:style-name="Default" table:number-columns-repeated="3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/>
          <table:table-cell table:style-name="ce3" office:value-type="string" calcext:value-type="string">
            <text:p>1024x1024</text:p>
          </table:table-cell>
          <table:table-cell table:style-name="ce3" office:value-type="string" calcext:value-type="string">
            <text:p>1025x1025</text:p>
          </table:table-cell>
          <table:table-cell table:style-name="ce3" office:value-type="string" calcext:value-type="string">
            <text:p>2048x2048</text:p>
          </table:table-cell>
          <table:table-cell table:style-name="ce3" office:value-type="string" calcext:value-type="string">
            <text:p>2049x2049</text:p>
          </table:table-cell>
          <table:table-cell table:style-name="ce3" office:value-type="string" calcext:value-type="string">
            <text:p>4096x4096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 core</text:p>
          </table:table-cell>
          <table:table-cell table:style-name="ce3" table:formula="of:=[.B3]/[.B3]" office:value-type="float" office:value="1" calcext:value-type="float">
            <text:p>1</text:p>
          </table:table-cell>
          <table:table-cell table:style-name="ce3" table:formula="of:=([.C3]/[.C3])" office:value-type="float" office:value="1" calcext:value-type="float">
            <text:p>1</text:p>
          </table:table-cell>
          <table:table-cell table:style-name="ce3" table:formula="of:=[.D3]/[.D3]" office:value-type="float" office:value="1" calcext:value-type="float">
            <text:p>1</text:p>
          </table:table-cell>
          <table:table-cell table:style-name="ce3" table:formula="of:=[.E3]/[.E3]" office:value-type="float" office:value="1" calcext:value-type="float">
            <text:p>1</text:p>
          </table:table-cell>
          <table:table-cell table:style-name="ce3" table:formula="of:=[.F3]/[.F3]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 cores</text:p>
          </table:table-cell>
          <table:table-cell table:style-name="ce3" table:formula="of:=[.B3]/[.B4]" office:value-type="float" office:value="1.92372884621785" calcext:value-type="float">
            <text:p>1,9237288462</text:p>
          </table:table-cell>
          <table:table-cell table:style-name="ce3" table:formula="of:=[.C3]/[.C4]" office:value-type="float" office:value="1.94008908032466" calcext:value-type="float">
            <text:p>1,9400890803</text:p>
          </table:table-cell>
          <table:table-cell table:style-name="ce3" table:formula="of:=[.D3]/[.D4]" office:value-type="float" office:value="1.85780995313116" calcext:value-type="float">
            <text:p>1,8578099531</text:p>
          </table:table-cell>
          <table:table-cell table:style-name="ce3" table:formula="of:=[.E3]/[.E4]" office:value-type="float" office:value="1.87875594351045" calcext:value-type="float">
            <text:p>1,8787559435</text:p>
          </table:table-cell>
          <table:table-cell table:style-name="ce3" table:formula="of:=[.F3]/[.F4]" office:value-type="float" office:value="1.86728369106468" calcext:value-type="float">
            <text:p>1,8672836911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4 cores</text:p>
          </table:table-cell>
          <table:table-cell table:style-name="ce3" table:formula="of:=[.B3]/[.B5]" office:value-type="float" office:value="3.5116135402624" calcext:value-type="float">
            <text:p>3,5116135403</text:p>
          </table:table-cell>
          <table:table-cell table:style-name="ce3" table:formula="of:=[.C3]/[.C5]" office:value-type="float" office:value="3.541494928688" calcext:value-type="float">
            <text:p>3,5414949287</text:p>
          </table:table-cell>
          <table:table-cell table:style-name="ce3" table:formula="of:=[.D3]/[.D5]" office:value-type="float" office:value="2.42662225996223" calcext:value-type="float">
            <text:p>2,42662226</text:p>
          </table:table-cell>
          <table:table-cell table:style-name="ce3" table:formula="of:=[.E3]/[.E5]" office:value-type="float" office:value="2.44502809757135" calcext:value-type="float">
            <text:p>2,4450280976</text:p>
          </table:table-cell>
          <table:table-cell table:style-name="ce3" table:formula="of:=[.F3]/[.F5]" office:value-type="float" office:value="2.40269137147269" calcext:value-type="float">
            <text:p>2,4026913715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8 cores</text:p>
          </table:table-cell>
          <table:table-cell table:style-name="ce3" table:formula="of:=[.B3]/[.B6]" office:value-type="float" office:value="6.13531457123831" calcext:value-type="float">
            <text:p>6,1353145712</text:p>
          </table:table-cell>
          <table:table-cell table:style-name="ce3" table:formula="of:=[.C3]/[.C6]" office:value-type="float" office:value="6.19704325025662" calcext:value-type="float">
            <text:p>6,1970432503</text:p>
          </table:table-cell>
          <table:table-cell table:style-name="ce3" table:formula="of:=[.D3]/[.D6]" office:value-type="float" office:value="2.58106757344888" calcext:value-type="float">
            <text:p>2,5810675734</text:p>
          </table:table-cell>
          <table:table-cell table:style-name="ce3" table:formula="of:=[.E3]/[.E6]" office:value-type="float" office:value="2.61748934919348" calcext:value-type="float">
            <text:p>2,6174893492</text:p>
          </table:table-cell>
          <table:table-cell table:style-name="ce3" table:formula="of:=[.F3]/[.F6]" office:value-type="float" office:value="2.57304758527753" calcext:value-type="float">
            <text:p>2,5730475853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0 cores</text:p>
          </table:table-cell>
          <table:table-cell table:style-name="ce3" table:formula="of:=[.B3]/[.B7]" office:value-type="float" office:value="6.81685031706384" calcext:value-type="float">
            <text:p>6,8168503171</text:p>
          </table:table-cell>
          <table:table-cell table:style-name="ce3" table:formula="of:=[.C3]/[.C7]" office:value-type="float" office:value="6.81101076154934" calcext:value-type="float">
            <text:p>6,8110107615</text:p>
          </table:table-cell>
          <table:table-cell table:style-name="ce3" table:formula="of:=[.D3]/[.D7]" office:value-type="float" office:value="2.52817572372976" calcext:value-type="float">
            <text:p>2,5281757237</text:p>
          </table:table-cell>
          <table:table-cell table:style-name="ce3" table:formula="of:=[.E3]/[.E7]" office:value-type="float" office:value="2.60564211182227" calcext:value-type="float">
            <text:p>2,6056421118</text:p>
          </table:table-cell>
          <table:table-cell table:style-name="ce3" table:formula="of:=[.F3]/[.F7]" office:value-type="float" office:value="2.55407188821805" calcext:value-type="float">
            <text:p>2,5540718882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6 cores</text:p>
          </table:table-cell>
          <table:table-cell table:style-name="ce3" table:formula="of:=[.B3]/[.B8]" office:value-type="float" office:value="8.28426164659876" calcext:value-type="float">
            <text:p>8,2842616466</text:p>
          </table:table-cell>
          <table:table-cell table:style-name="ce3" table:formula="of:=[.C3]/[.C8]" office:value-type="float" office:value="6.88398239835022" calcext:value-type="float">
            <text:p>6,8839823984</text:p>
          </table:table-cell>
          <table:table-cell table:style-name="ce3" table:formula="of:=[.D3]/[.D8]" office:value-type="float" office:value="3.98802288126262" calcext:value-type="float">
            <text:p>3,9880228813</text:p>
          </table:table-cell>
          <table:table-cell table:style-name="ce3" table:formula="of:=[.E3]/[.E8]" office:value-type="float" office:value="4.10123418170908" calcext:value-type="float">
            <text:p>4,1012341817</text:p>
          </table:table-cell>
          <table:table-cell table:style-name="ce3" table:formula="of:=[.F3]/[.F8]" office:value-type="float" office:value="3.840634074951" calcext:value-type="float">
            <text:p>3,840634075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0 cores</text:p>
          </table:table-cell>
          <table:table-cell table:style-name="ce3" table:formula="of:=[.B3]/[.B9]" office:value-type="float" office:value="4.74249770694894" calcext:value-type="float">
            <text:p>4,7424977069</text:p>
          </table:table-cell>
          <table:table-cell table:style-name="ce3" table:formula="of:=[.C3]/[.C9]" office:value-type="float" office:value="4.74843302230283" calcext:value-type="float">
            <text:p>4,7484330223</text:p>
          </table:table-cell>
          <table:table-cell table:style-name="ce3" table:formula="of:=[.D3]/[.D9]" office:value-type="float" office:value="5.65343659920979" calcext:value-type="float">
            <text:p>5,6534365992</text:p>
          </table:table-cell>
          <table:table-cell table:style-name="ce3" table:formula="of:=[.E3]/[.E9]" office:value-type="float" office:value="6.12596437909194" calcext:value-type="float">
            <text:p>6,1259643791</text:p>
          </table:table-cell>
          <table:table-cell table:style-name="ce3" table:formula="of:=[.F3]/[.F9]" office:value-type="float" office:value="4.53571958495625" calcext:value-type="float">
            <text:p>4,535719585</text:p>
          </table:table-cell>
          <table:table-cell table:style-name="Default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/>
          <table:table-cell table:style-name="ce7" office:value-type="string" calcext:value-type="string" table:number-columns-spanned="5" table:number-rows-spanned="1">
            <text:p>Eficiência paralela</text:p>
          </table:table-cell>
          <table:covered-table-cell table:number-columns-repeated="2"/>
          <table:covered-table-cell table:number-columns-repeated="2" table:style-name="Default"/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/>
          <table:table-cell table:style-name="ce3" office:value-type="string" calcext:value-type="string">
            <text:p>1024x1024</text:p>
          </table:table-cell>
          <table:table-cell table:style-name="ce3" office:value-type="string" calcext:value-type="string">
            <text:p>1025x1025</text:p>
          </table:table-cell>
          <table:table-cell table:style-name="ce3" office:value-type="string" calcext:value-type="string">
            <text:p>2048x2048</text:p>
          </table:table-cell>
          <table:table-cell table:style-name="ce3" office:value-type="string" calcext:value-type="string">
            <text:p>2049x2049</text:p>
          </table:table-cell>
          <table:table-cell table:style-name="ce3" office:value-type="string" calcext:value-type="string">
            <text:p>4096x4096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 core</text:p>
          </table:table-cell>
          <table:table-cell table:style-name="ce3" table:formula="of:=[.B13]/1" office:value-type="float" office:value="1" calcext:value-type="float">
            <text:p>1</text:p>
          </table:table-cell>
          <table:table-cell table:style-name="ce3" table:formula="of:=[.C13]/1" office:value-type="float" office:value="1" calcext:value-type="float">
            <text:p>1</text:p>
          </table:table-cell>
          <table:table-cell table:style-name="ce3" table:formula="of:=[.D13]/1" office:value-type="float" office:value="1" calcext:value-type="float">
            <text:p>1</text:p>
          </table:table-cell>
          <table:table-cell table:style-name="ce3" table:formula="of:=[.E13]/1" office:value-type="float" office:value="1" calcext:value-type="float">
            <text:p>1</text:p>
          </table:table-cell>
          <table:table-cell table:style-name="ce3" table:formula="of:=[.F13]/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 cores</text:p>
          </table:table-cell>
          <table:table-cell table:style-name="ce3" table:formula="of:=[.B14]/2" office:value-type="float" office:value="0.961864423108925" calcext:value-type="float">
            <text:p>0,9618644231</text:p>
          </table:table-cell>
          <table:table-cell table:style-name="ce3" table:formula="of:=[.C14]/2" office:value-type="float" office:value="0.97004454016233" calcext:value-type="float">
            <text:p>0,9700445402</text:p>
          </table:table-cell>
          <table:table-cell table:style-name="ce3" table:formula="of:=[.D14]/2" office:value-type="float" office:value="0.928904976565579" calcext:value-type="float">
            <text:p>0,9289049766</text:p>
          </table:table-cell>
          <table:table-cell table:style-name="ce3" table:formula="of:=[.E14]/2" office:value-type="float" office:value="0.939377971755225" calcext:value-type="float">
            <text:p>0,9393779718</text:p>
          </table:table-cell>
          <table:table-cell table:style-name="ce3" table:formula="of:=[.F14]/2" office:value-type="float" office:value="0.933641845532339" calcext:value-type="float">
            <text:p>0,9336418455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4 cores</text:p>
          </table:table-cell>
          <table:table-cell table:style-name="ce3" table:formula="of:=[.B15]/4" office:value-type="float" office:value="0.877903385065601" calcext:value-type="float">
            <text:p>0,8779033851</text:p>
          </table:table-cell>
          <table:table-cell table:style-name="ce3" table:formula="of:=[.C15]/4" office:value-type="float" office:value="0.885373732172001" calcext:value-type="float">
            <text:p>0,8853737322</text:p>
          </table:table-cell>
          <table:table-cell table:style-name="ce3" table:formula="of:=[.D15]/4" office:value-type="float" office:value="0.606655564990556" calcext:value-type="float">
            <text:p>0,606655565</text:p>
          </table:table-cell>
          <table:table-cell table:style-name="ce3" table:formula="of:=[.E15]/4" office:value-type="float" office:value="0.611257024392837" calcext:value-type="float">
            <text:p>0,6112570244</text:p>
          </table:table-cell>
          <table:table-cell table:style-name="ce3" table:formula="of:=[.F14]/4" office:value-type="float" office:value="0.466820922766169" calcext:value-type="float">
            <text:p>0,4668209228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8 cores</text:p>
          </table:table-cell>
          <table:table-cell table:style-name="ce3" table:formula="of:=[.B16]/8" office:value-type="float" office:value="0.766914321404788" calcext:value-type="float">
            <text:p>0,7669143214</text:p>
          </table:table-cell>
          <table:table-cell table:style-name="ce3" table:formula="of:=[.C16]/8" office:value-type="float" office:value="0.774630406282077" calcext:value-type="float">
            <text:p>0,7746304063</text:p>
          </table:table-cell>
          <table:table-cell table:style-name="ce3" table:formula="of:=[.D16]/8" office:value-type="float" office:value="0.32263344668111" calcext:value-type="float">
            <text:p>0,3226334467</text:p>
          </table:table-cell>
          <table:table-cell table:style-name="ce3" table:formula="of:=[.E16]/8" office:value-type="float" office:value="0.327186168649185" calcext:value-type="float">
            <text:p>0,3271861686</text:p>
          </table:table-cell>
          <table:table-cell table:style-name="ce3" table:formula="of:=[.F16]/8" office:value-type="float" office:value="0.321630948159691" calcext:value-type="float">
            <text:p>0,3216309482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0 cores</text:p>
          </table:table-cell>
          <table:table-cell table:style-name="ce3" table:formula="of:=[.B17]/10" office:value-type="float" office:value="0.681685031706384" calcext:value-type="float">
            <text:p>0,6816850317</text:p>
          </table:table-cell>
          <table:table-cell table:style-name="ce3" table:formula="of:=[.C17]/10" office:value-type="float" office:value="0.681101076154934" calcext:value-type="float">
            <text:p>0,6811010762</text:p>
          </table:table-cell>
          <table:table-cell table:style-name="ce3" table:formula="of:=[.D17]/10" office:value-type="float" office:value="0.252817572372976" calcext:value-type="float">
            <text:p>0,2528175724</text:p>
          </table:table-cell>
          <table:table-cell table:style-name="ce3" table:formula="of:=[.E17]/10" office:value-type="float" office:value="0.260564211182227" calcext:value-type="float">
            <text:p>0,2605642112</text:p>
          </table:table-cell>
          <table:table-cell table:style-name="ce3" table:formula="of:=[.F17]/10" office:value-type="float" office:value="0.255407188821805" calcext:value-type="float">
            <text:p>0,2554071888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16 cores</text:p>
          </table:table-cell>
          <table:table-cell table:style-name="ce3" table:formula="of:=[.B18]/16" office:value-type="float" office:value="0.517766352912423" calcext:value-type="float">
            <text:p>0,5177663529</text:p>
          </table:table-cell>
          <table:table-cell table:style-name="ce3" table:formula="of:=[.C18]/16" office:value-type="float" office:value="0.430248899896889" calcext:value-type="float">
            <text:p>0,4302488999</text:p>
          </table:table-cell>
          <table:table-cell table:style-name="ce3" table:formula="of:=[.D18]/16" office:value-type="float" office:value="0.249251430078914" calcext:value-type="float">
            <text:p>0,2492514301</text:p>
          </table:table-cell>
          <table:table-cell table:style-name="ce3" table:formula="of:=[.E18]/16" office:value-type="float" office:value="0.256327136356817" calcext:value-type="float">
            <text:p>0,2563271364</text:p>
          </table:table-cell>
          <table:table-cell table:style-name="ce3" table:formula="of:=[.F18]/16" office:value-type="float" office:value="0.240039629684438" calcext:value-type="float">
            <text:p>0,2400396297</text:p>
          </table:table-cell>
          <table:table-cell table:number-columns-repeated="13"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20 cores</text:p>
          </table:table-cell>
          <table:table-cell table:style-name="ce3" table:formula="of:=[.B19]/20" office:value-type="float" office:value="0.237124885347447" calcext:value-type="float">
            <text:p>0,2371248853</text:p>
          </table:table-cell>
          <table:table-cell table:style-name="ce3" table:formula="of:=[.C19]/20" office:value-type="float" office:value="0.237421651115141" calcext:value-type="float">
            <text:p>0,2374216511</text:p>
          </table:table-cell>
          <table:table-cell table:style-name="ce3" table:formula="of:=[.D19]/20" office:value-type="float" office:value="0.28267182996049" calcext:value-type="float">
            <text:p>0,28267183</text:p>
          </table:table-cell>
          <table:table-cell table:style-name="ce3" table:formula="of:=[.E19]/20" office:value-type="float" office:value="0.306298218954597" calcext:value-type="float">
            <text:p>0,306298219</text:p>
          </table:table-cell>
          <table:table-cell table:style-name="ce3" table:formula="of:=[.F19]/20" office:value-type="float" office:value="0.226785979247813" calcext:value-type="float">
            <text:p>0,2267859792</text:p>
          </table:table-cell>
          <table:table-cell table:number-columns-repeated="1018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1020" table:default-cell-style-name="ce1"/>
        <table:table-row table:style-name="ro2" table:number-rows-repeated="26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20:35:35.2894082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Alexandre D. Brandão</meta:initial-creator>
    <meta:creation-date>2014-05-25T12:37:18.687383937</meta:creation-date>
    <dc:date>2014-06-12T20:36:58.634194873</dc:date>
    <dc:creator>Luis Alexandre D. Brandão</dc:creator>
    <meta:editing-duration>PT24M24S</meta:editing-duration>
    <meta:editing-cycles>5</meta:editing-cycles>
    <meta:generator>LibreOffice/4.2.4.2$Linux_X86_64 LibreOffice_project/420$Build-2</meta:generator>
    <meta:document-statistic meta:table-count="2" meta:cell-count="16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12cm" svg:height="16.585cm" xlink:href=".." xlink:type="simple" chart:class="chart:bar" chart:style-name="ch1">
        <chart:title svg:x="5.979cm" svg:y="0.466cm" chart:style-name="ch2">
          <text:p>Tempo de execução - latrappe</text:p>
        </chart:title>
        <chart:subtitle svg:x="6.859cm" svg:y="1.583cm" chart:style-name="ch3">
          <text:p>(Média de 2 execuções)</text:p>
        </chart:subtitle>
        <chart:legend chart:legend-position="end" svg:x="15.853cm" svg:y="6.422cm" style:legend-expansion="high" chart:style-name="ch4"/>
        <chart:plot-area chart:style-name="ch5" table:cell-range-address="Planilha1.I2:Planilha1.J2 Planilha1.A13:Planilha1.A19 Planilha1.F3:Planilha1.F9" chart:data-source-has-labels="both" svg:x="1.36cm" svg:y="2.926cm" svg:width="13.773cm" svg:height="12.358cm">
          <chartooo:coordinate-region svg:x="2.239cm" svg:y="3.136cm" svg:width="12.894cm" svg:height="11.938cm"/>
          <chart:axis chart:dimension="x" chart:name="primary-x" chart:style-name="ch6" chartooo:axis-type="auto">
            <chartooo:date-scale/>
            <chart:title svg:x="6.814cm" svg:y="15.616cm" chart:style-name="ch7">
              <text:p>Tamanho da matriz</text:p>
            </chart:title>
            <chart:categories table:cell-range-address="Planilha1.I2:Planilha1.J2"/>
          </chart:axis>
          <chart:axis chart:dimension="y" chart:name="primary-y" chart:style-name="ch8">
            <chart:title svg:x="0.451cm" svg:y="9.894cm" chart:style-name="ch9">
              <text:p>Segundos</text:p>
            </chart:title>
            <chart:grid chart:style-name="ch10" chart:class="major"/>
          </chart:axis>
          <chart:series chart:style-name="ch11" chart:values-cell-range-address="Planilha1.F3:Planilha1.F3" chart:label-cell-address="Planilha1.A13:Planilha1.A13" chart:class="chart:bar">
            <chart:data-point/>
          </chart:series>
          <chart:series chart:style-name="ch12" chart:values-cell-range-address="Planilha1.F4:Planilha1.F4" chart:label-cell-address="Planilha1.A14:Planilha1.A14" chart:class="chart:bar">
            <chart:data-point/>
          </chart:series>
          <chart:series chart:style-name="ch13" chart:values-cell-range-address="Planilha1.F5:Planilha1.F5" chart:label-cell-address="Planilha1.A15:Planilha1.A15" chart:class="chart:bar">
            <chart:data-point/>
          </chart:series>
          <chart:series chart:style-name="ch14" chart:values-cell-range-address="Planilha1.F6:Planilha1.F6" chart:label-cell-address="Planilha1.A16:Planilha1.A16" chart:class="chart:bar">
            <chart:data-point/>
          </chart:series>
          <chart:series chart:style-name="ch14" chart:values-cell-range-address="Planilha1.F7:Planilha1.F7" chart:label-cell-address="Planilha1.A17:Planilha1.A17" chart:class="chart:bar">
            <chart:data-point/>
          </chart:series>
          <chart:series chart:style-name="ch15" chart:values-cell-range-address="Planilha1.F8:Planilha1.F8" chart:label-cell-address="Planilha1.A18:Planilha1.A18" chart:class="chart:bar">
            <chart:data-point/>
          </chart:series>
          <chart:series chart:style-name="ch16" chart:values-cell-range-address="Planilha1.F9:Planilha1.F9" chart:label-cell-address="Planilha1.A19:Planilha1.A19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lanilha1.I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13:Planilha1.A13</svg:desc>
                </draw:g>
              </table:table-cell>
              <table:table-cell office:value-type="float" office:value="129.274272">
                <text:p>129.274272</text:p>
                <draw:g>
                  <svg:desc>Planilha1.F3:Planilha1.F3</svg:desc>
                </draw:g>
              </table:table-cell>
            </table:table-row>
            <table:table-row>
              <table:table-cell office:value-type="string">
                <text:p>2 cores</text:p>
                <draw:g>
                  <svg:desc>Planilha1.A14:Planilha1.A14</svg:desc>
                </draw:g>
              </table:table-cell>
              <table:table-cell office:value-type="float" office:value="69.23119">
                <text:p>69.23119</text:p>
                <draw:g>
                  <svg:desc>Planilha1.F4:Planilha1.F4</svg:desc>
                </draw:g>
              </table:table-cell>
            </table:table-row>
            <table:table-row>
              <table:table-cell office:value-type="string">
                <text:p>4 cores</text:p>
                <draw:g>
                  <svg:desc>Planilha1.A15:Planilha1.A15</svg:desc>
                </draw:g>
              </table:table-cell>
              <table:table-cell office:value-type="float" office:value="53.803944">
                <text:p>53.803944</text:p>
                <draw:g>
                  <svg:desc>Planilha1.F5:Planilha1.F5</svg:desc>
                </draw:g>
              </table:table-cell>
            </table:table-row>
            <table:table-row>
              <table:table-cell office:value-type="string">
                <text:p>8 cores</text:p>
                <draw:g>
                  <svg:desc>Planilha1.A16:Planilha1.A16</svg:desc>
                </draw:g>
              </table:table-cell>
              <table:table-cell office:value-type="float" office:value="50.241695">
                <text:p>50.241695</text:p>
                <draw:g>
                  <svg:desc>Planilha1.F6:Planilha1.F6</svg:desc>
                </draw:g>
              </table:table-cell>
            </table:table-row>
            <table:table-row>
              <table:table-cell office:value-type="string">
                <text:p>10 cores</text:p>
                <draw:g>
                  <svg:desc>Planilha1.A17:Planilha1.A17</svg:desc>
                </draw:g>
              </table:table-cell>
              <table:table-cell office:value-type="float" office:value="50.61497">
                <text:p>50.61497</text:p>
                <draw:g>
                  <svg:desc>Planilha1.F7:Planilha1.F7</svg:desc>
                </draw:g>
              </table:table-cell>
            </table:table-row>
            <table:table-row>
              <table:table-cell office:value-type="string">
                <text:p>16 cores</text:p>
                <draw:g>
                  <svg:desc>Planilha1.A18:Planilha1.A18</svg:desc>
                </draw:g>
              </table:table-cell>
              <table:table-cell office:value-type="float" office:value="33.659617">
                <text:p>33.659617</text:p>
                <draw:g>
                  <svg:desc>Planilha1.F8:Planilha1.F8</svg:desc>
                </draw:g>
              </table:table-cell>
            </table:table-row>
            <table:table-row>
              <table:table-cell office:value-type="string">
                <text:p>20 cores</text:p>
                <draw:g>
                  <svg:desc>Planilha1.A19:Planilha1.A19</svg:desc>
                </draw:g>
              </table:table-cell>
              <table:table-cell office:value-type="float" office:value="28.501381">
                <text:p>28.501381</text:p>
                <draw:g>
                  <svg:desc>Planilha1.F9:Planilha1.F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25" chart:interval-minor-divis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27cm" svg:height="15.948cm" xlink:href=".." xlink:type="simple" chart:class="chart:bar" chart:style-name="ch1">
        <chart:title svg:x="5.936cm" svg:y="0.453cm" chart:style-name="ch2">
          <text:p>Tempo de execução - latrappe</text:p>
        </chart:title>
        <chart:subtitle svg:x="6.711cm" svg:y="1.557cm" chart:style-name="ch3">
          <text:p>(Média de 10 execuções)</text:p>
        </chart:subtitle>
        <chart:legend chart:legend-position="end" svg:x="15.768cm" svg:y="6.104cm" style:legend-expansion="high" chart:style-name="ch4"/>
        <chart:plot-area chart:style-name="ch5" table:cell-range-address="Planilha1.B2:Planilha1.C9 Planilha1.A13:Planilha1.A19" chart:data-source-has-labels="both" svg:x="1.358cm" svg:y="2.874cm" svg:width="13.694cm" svg:height="11.786cm">
          <chartooo:coordinate-region svg:x="2.326cm" svg:y="3.084cm" svg:width="12.726cm" svg:height="10.907cm"/>
          <chart:axis chart:dimension="x" chart:name="primary-x" chart:style-name="ch6" chartooo:axis-type="auto">
            <chartooo:date-scale/>
            <chart:title svg:x="6.773cm" svg:y="14.979cm" chart:style-name="ch7">
              <text:p>Tamanho da matriz</text:p>
            </chart:title>
            <chart:categories table:cell-range-address="Planilha1.B2:Planilha1.C2"/>
          </chart:axis>
          <chart:axis chart:dimension="y" chart:name="primary-y" chart:style-name="ch8">
            <chart:title svg:x="0.451cm" svg:y="9.556cm" chart:style-name="ch9">
              <text:p>Segundos</text:p>
            </chart:title>
            <chart:grid chart:style-name="ch10" chart:class="major"/>
          </chart:axis>
          <chart:series chart:style-name="ch11" chart:values-cell-range-address="Planilha1.B3:Planilha1.C3" chart:label-cell-address="Planilha1.A13:Planilha1.A13" chart:class="chart:bar">
            <chart:data-point chart:repeated="2"/>
          </chart:series>
          <chart:series chart:style-name="ch12" chart:values-cell-range-address="Planilha1.B4:Planilha1.C4" chart:label-cell-address="Planilha1.A14:Planilha1.A14" chart:class="chart:bar">
            <chart:data-point chart:repeated="2"/>
          </chart:series>
          <chart:series chart:style-name="ch13" chart:values-cell-range-address="Planilha1.B5:Planilha1.C5" chart:label-cell-address="Planilha1.A15:Planilha1.A15" chart:class="chart:bar">
            <chart:data-point chart:repeated="2"/>
          </chart:series>
          <chart:series chart:style-name="ch14" chart:values-cell-range-address="Planilha1.B6:Planilha1.C6" chart:label-cell-address="Planilha1.A16:Planilha1.A16" chart:class="chart:bar">
            <chart:data-point chart:repeated="2"/>
          </chart:series>
          <chart:series chart:style-name="ch14" chart:values-cell-range-address="Planilha1.B7:Planilha1.C7" chart:label-cell-address="Planilha1.A17:Planilha1.A17" chart:class="chart:bar">
            <chart:data-point chart:repeated="2"/>
          </chart:series>
          <chart:series chart:style-name="ch15" chart:values-cell-range-address="Planilha1.B8:Planilha1.C8" chart:label-cell-address="Planilha1.A18:Planilha1.A18" chart:class="chart:bar">
            <chart:data-point chart:repeated="2"/>
          </chart:series>
          <chart:series chart:style-name="ch16" chart:values-cell-range-address="Planilha1.B9:Planilha1.C9" chart:label-cell-address="Planilha1.A19:Planilha1.A19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Planilha1.B2:Planilha1.C2</svg:desc>
                </draw:g>
              </table:table-cell>
              <table:table-cell office:value-type="string">
                <text:p>1025x1025</text:p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13:Planilha1.A13</svg:desc>
                </draw:g>
              </table:table-cell>
              <table:table-cell office:value-type="float" office:value="5.491082">
                <text:p>5.491082</text:p>
                <draw:g>
                  <svg:desc>Planilha1.B3:Planilha1.C3</svg:desc>
                </draw:g>
              </table:table-cell>
              <table:table-cell office:value-type="float" office:value="5.487897">
                <text:p>5.487897</text:p>
              </table:table-cell>
            </table:table-row>
            <table:table-row>
              <table:table-cell office:value-type="string">
                <text:p>2 cores</text:p>
                <draw:g>
                  <svg:desc>Planilha1.A14:Planilha1.A14</svg:desc>
                </draw:g>
              </table:table-cell>
              <table:table-cell office:value-type="float" office:value="2.854395">
                <text:p>2.854395</text:p>
                <draw:g>
                  <svg:desc>Planilha1.B4:Planilha1.C4</svg:desc>
                </draw:g>
              </table:table-cell>
              <table:table-cell office:value-type="float" office:value="2.828683">
                <text:p>2.828683</text:p>
              </table:table-cell>
            </table:table-row>
            <table:table-row>
              <table:table-cell office:value-type="string">
                <text:p>4 cores</text:p>
                <draw:g>
                  <svg:desc>Planilha1.A15:Planilha1.A15</svg:desc>
                </draw:g>
              </table:table-cell>
              <table:table-cell office:value-type="float" office:value="1.563692">
                <text:p>1.563692</text:p>
                <draw:g>
                  <svg:desc>Planilha1.B5:Planilha1.C5</svg:desc>
                </draw:g>
              </table:table-cell>
              <table:table-cell office:value-type="float" office:value="1.549599">
                <text:p>1.549599</text:p>
              </table:table-cell>
            </table:table-row>
            <table:table-row>
              <table:table-cell office:value-type="string">
                <text:p>8 cores</text:p>
                <draw:g>
                  <svg:desc>Planilha1.A16:Planilha1.A16</svg:desc>
                </draw:g>
              </table:table-cell>
              <table:table-cell office:value-type="float" office:value="0.894996">
                <text:p>0.894996</text:p>
                <draw:g>
                  <svg:desc>Planilha1.B6:Planilha1.C6</svg:desc>
                </draw:g>
              </table:table-cell>
              <table:table-cell office:value-type="float" office:value="0.885567">
                <text:p>0.885567</text:p>
              </table:table-cell>
            </table:table-row>
            <table:table-row>
              <table:table-cell office:value-type="string">
                <text:p>10 cores</text:p>
                <draw:g>
                  <svg:desc>Planilha1.A17:Planilha1.A17</svg:desc>
                </draw:g>
              </table:table-cell>
              <table:table-cell office:value-type="float" office:value="0.805516">
                <text:p>0.805516</text:p>
                <draw:g>
                  <svg:desc>Planilha1.B7:Planilha1.C7</svg:desc>
                </draw:g>
              </table:table-cell>
              <table:table-cell office:value-type="float" office:value="0.805739">
                <text:p>0.805739</text:p>
              </table:table-cell>
            </table:table-row>
            <table:table-row>
              <table:table-cell office:value-type="string">
                <text:p>16 cores</text:p>
                <draw:g>
                  <svg:desc>Planilha1.A18:Planilha1.A18</svg:desc>
                </draw:g>
              </table:table-cell>
              <table:table-cell office:value-type="float" office:value="0.662833">
                <text:p>0.662833</text:p>
                <draw:g>
                  <svg:desc>Planilha1.B8:Planilha1.C8</svg:desc>
                </draw:g>
              </table:table-cell>
              <table:table-cell office:value-type="float" office:value="0.797198">
                <text:p>0.797198</text:p>
              </table:table-cell>
            </table:table-row>
            <table:table-row>
              <table:table-cell office:value-type="string">
                <text:p>20 cores</text:p>
                <draw:g>
                  <svg:desc>Planilha1.A19:Planilha1.A19</svg:desc>
                </draw:g>
              </table:table-cell>
              <table:table-cell office:value-type="float" office:value="1.157846">
                <text:p>1.157846</text:p>
                <draw:g>
                  <svg:desc>Planilha1.B9:Planilha1.C9</svg:desc>
                </draw:g>
              </table:table-cell>
              <table:table-cell office:value-type="float" office:value="1.155728">
                <text:p>1.155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27cm" svg:height="16.17cm" xlink:href=".." xlink:type="simple" chart:class="chart:bar" chart:style-name="ch1">
        <chart:title svg:x="5.936cm" svg:y="0.458cm" chart:style-name="ch2">
          <text:p>Tempo de execução - latrappe</text:p>
        </chart:title>
        <chart:subtitle svg:x="6.711cm" svg:y="1.567cm" chart:style-name="ch3">
          <text:p>(Média de 10 execuções)</text:p>
        </chart:subtitle>
        <chart:legend chart:legend-position="end" svg:x="15.768cm" svg:y="6.215cm" style:legend-expansion="high" chart:style-name="ch4"/>
        <chart:plot-area chart:style-name="ch5" table:cell-range-address="Planilha1.D2:Planilha1.E9 Planilha1.A13:Planilha1.A19" chart:data-source-has-labels="both" svg:x="1.358cm" svg:y="2.894cm" svg:width="13.694cm" svg:height="11.983cm">
          <chartooo:coordinate-region svg:x="2.201cm" svg:y="3.044cm" svg:width="12.851cm" svg:height="11.164cm"/>
          <chart:axis chart:dimension="x" chart:name="primary-x" chart:style-name="ch6" chartooo:axis-type="auto">
            <chartooo:date-scale/>
            <chart:title svg:x="6.773cm" svg:y="15.201cm" chart:style-name="ch7">
              <text:p>Tamanho da matriz</text:p>
            </chart:title>
            <chart:categories table:cell-range-address="Planilha1.D2:Planilha1.E2"/>
          </chart:axis>
          <chart:axis chart:dimension="y" chart:name="primary-y" chart:style-name="ch8">
            <chart:title svg:x="0.451cm" svg:y="9.674cm" chart:style-name="ch9">
              <text:p>Segundos</text:p>
            </chart:title>
            <chart:grid chart:style-name="ch10" chart:class="major"/>
          </chart:axis>
          <chart:series chart:style-name="ch11" chart:values-cell-range-address="Planilha1.D3:Planilha1.E3" chart:label-cell-address="Planilha1.A13:Planilha1.A13" chart:class="chart:bar">
            <chart:data-point chart:repeated="2"/>
          </chart:series>
          <chart:series chart:style-name="ch12" chart:values-cell-range-address="Planilha1.D4:Planilha1.E4" chart:label-cell-address="Planilha1.A14:Planilha1.A14" chart:class="chart:bar">
            <chart:data-point chart:repeated="2"/>
          </chart:series>
          <chart:series chart:style-name="ch13" chart:values-cell-range-address="Planilha1.D5:Planilha1.E5" chart:label-cell-address="Planilha1.A15:Planilha1.A15" chart:class="chart:bar">
            <chart:data-point chart:repeated="2"/>
          </chart:series>
          <chart:series chart:style-name="ch14" chart:values-cell-range-address="Planilha1.D6:Planilha1.E6" chart:label-cell-address="Planilha1.A16:Planilha1.A16" chart:class="chart:bar">
            <chart:data-point chart:repeated="2"/>
          </chart:series>
          <chart:series chart:style-name="ch15" chart:values-cell-range-address="Planilha1.D7:Planilha1.E7" chart:label-cell-address="Planilha1.A17:Planilha1.A17" chart:class="chart:bar">
            <chart:data-point chart:repeated="2"/>
          </chart:series>
          <chart:series chart:style-name="ch14" chart:values-cell-range-address="Planilha1.D8:Planilha1.E8" chart:label-cell-address="Planilha1.A18:Planilha1.A18" chart:class="chart:bar">
            <chart:data-point chart:repeated="2"/>
          </chart:series>
          <chart:series chart:style-name="ch16" chart:values-cell-range-address="Planilha1.D9:Planilha1.E9" chart:label-cell-address="Planilha1.A19:Planilha1.A19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x2048</text:p>
                <draw:g>
                  <svg:desc>Planilha1.D2:Planilha1.E2</svg:desc>
                </draw:g>
              </table:table-cell>
              <table:table-cell office:value-type="string">
                <text:p>2049x2049</text:p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13:Planilha1.A13</svg:desc>
                </draw:g>
              </table:table-cell>
              <table:table-cell office:value-type="float" office:value="32.38068">
                <text:p>32.38068</text:p>
                <draw:g>
                  <svg:desc>Planilha1.D3:Planilha1.E3</svg:desc>
                </draw:g>
              </table:table-cell>
              <table:table-cell office:value-type="float" office:value="32.750545">
                <text:p>32.750545</text:p>
              </table:table-cell>
            </table:table-row>
            <table:table-row>
              <table:table-cell office:value-type="string">
                <text:p>2 cores</text:p>
                <draw:g>
                  <svg:desc>Planilha1.A14:Planilha1.A14</svg:desc>
                </draw:g>
              </table:table-cell>
              <table:table-cell office:value-type="float" office:value="17.42949">
                <text:p>17.42949</text:p>
                <draw:g>
                  <svg:desc>Planilha1.D4:Planilha1.E4</svg:desc>
                </draw:g>
              </table:table-cell>
              <table:table-cell office:value-type="float" office:value="17.432038">
                <text:p>17.432038</text:p>
              </table:table-cell>
            </table:table-row>
            <table:table-row>
              <table:table-cell office:value-type="string">
                <text:p>4 cores</text:p>
                <draw:g>
                  <svg:desc>Planilha1.A15:Planilha1.A15</svg:desc>
                </draw:g>
              </table:table-cell>
              <table:table-cell office:value-type="float" office:value="13.343931">
                <text:p>13.343931</text:p>
                <draw:g>
                  <svg:desc>Planilha1.D5:Planilha1.E5</svg:desc>
                </draw:g>
              </table:table-cell>
              <table:table-cell office:value-type="float" office:value="13.394752">
                <text:p>13.394752</text:p>
              </table:table-cell>
            </table:table-row>
            <table:table-row>
              <table:table-cell office:value-type="string">
                <text:p>8 cores</text:p>
                <draw:g>
                  <svg:desc>Planilha1.A16:Planilha1.A16</svg:desc>
                </draw:g>
              </table:table-cell>
              <table:table-cell office:value-type="float" office:value="12.54546">
                <text:p>12.54546</text:p>
                <draw:g>
                  <svg:desc>Planilha1.D6:Planilha1.E6</svg:desc>
                </draw:g>
              </table:table-cell>
              <table:table-cell office:value-type="float" office:value="12.512198">
                <text:p>12.512198</text:p>
              </table:table-cell>
            </table:table-row>
            <table:table-row>
              <table:table-cell office:value-type="string">
                <text:p>10 cores</text:p>
                <draw:g>
                  <svg:desc>Planilha1.A17:Planilha1.A17</svg:desc>
                </draw:g>
              </table:table-cell>
              <table:table-cell office:value-type="float" office:value="12.807923">
                <text:p>12.807923</text:p>
                <draw:g>
                  <svg:desc>Planilha1.D7:Planilha1.E7</svg:desc>
                </draw:g>
              </table:table-cell>
              <table:table-cell office:value-type="float" office:value="12.569088">
                <text:p>12.569088</text:p>
              </table:table-cell>
            </table:table-row>
            <table:table-row>
              <table:table-cell office:value-type="string">
                <text:p>16 cores</text:p>
                <draw:g>
                  <svg:desc>Planilha1.A18:Planilha1.A18</svg:desc>
                </draw:g>
              </table:table-cell>
              <table:table-cell office:value-type="float" office:value="8.119482">
                <text:p>8.119482</text:p>
                <draw:g>
                  <svg:desc>Planilha1.D8:Planilha1.E8</svg:desc>
                </draw:g>
              </table:table-cell>
              <table:table-cell office:value-type="float" office:value="7.985534">
                <text:p>7.985534</text:p>
              </table:table-cell>
            </table:table-row>
            <table:table-row>
              <table:table-cell office:value-type="string">
                <text:p>20 cores</text:p>
                <draw:g>
                  <svg:desc>Planilha1.A19:Planilha1.A19</svg:desc>
                </draw:g>
              </table:table-cell>
              <table:table-cell office:value-type="float" office:value="5.72761">
                <text:p>5.72761</text:p>
                <draw:g>
                  <svg:desc>Planilha1.D9:Planilha1.E9</svg:desc>
                </draw:g>
              </table:table-cell>
              <table:table-cell office:value-type="float" office:value="5.346186">
                <text:p>5.346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05cm" svg:height="20.321cm" xlink:href=".." xlink:type="simple" chart:class="chart:line" chart:style-name="ch1">
        <chart:title svg:x="11.181cm" svg:y="0.541cm" chart:style-name="ch2">
          <text:p>Speedup - latrappe</text:p>
        </chart:title>
        <chart:legend chart:legend-position="end" svg:x="23.008cm" svg:y="8.81cm" style:legend-expansion="high" chart:style-name="ch3"/>
        <chart:plot-area chart:style-name="ch4" table:cell-range-address="Planilha1.A13:Planilha1.F19 Planilha1.B12:Planilha1.F12" chart:data-source-has-labels="both" svg:x="1.524cm" svg:y="2.544cm" svg:width="20.436cm" svg:height="16.951cm">
          <chartooo:coordinate-region svg:x="2.283cm" svg:y="2.754cm" svg:width="18.973cm" svg:height="16.072cm"/>
          <chart:axis chart:dimension="x" chart:name="primary-x" chart:style-name="ch5" chartooo:axis-type="auto">
            <chartooo:date-scale/>
            <chart:categories table:cell-range-address="Planilha1.A13:Planilha1.A19"/>
          </chart:axis>
          <chart:axis chart:dimension="y" chart:name="primary-y" chart:style-name="ch6">
            <chart:title svg:x="0.451cm" svg:y="11.719cm" chart:style-name="ch7">
              <text:p>Speedup</text:p>
            </chart:title>
            <chart:grid chart:style-name="ch8" chart:class="major"/>
          </chart:axis>
          <chart:series chart:style-name="ch9" chart:values-cell-range-address="Planilha1.B13:Planilha1.B19" chart:label-cell-address="Planilha1.B12:Planilha1.B12" chart:class="chart:line">
            <chart:data-point chart:repeated="7"/>
          </chart:series>
          <chart:series chart:style-name="ch10" chart:values-cell-range-address="Planilha1.C13:Planilha1.C19" chart:label-cell-address="Planilha1.C12:Planilha1.C12" chart:class="chart:line">
            <chart:data-point chart:repeated="7"/>
          </chart:series>
          <chart:series chart:style-name="ch11" chart:values-cell-range-address="Planilha1.D13:Planilha1.D19" chart:label-cell-address="Planilha1.D12:Planilha1.D12" chart:class="chart:line">
            <chart:data-point chart:repeated="7"/>
          </chart:series>
          <chart:series chart:style-name="ch12" chart:values-cell-range-address="Planilha1.E13:Planilha1.E19" chart:label-cell-address="Planilha1.E12:Planilha1.E12" chart:class="chart:line">
            <chart:data-point chart:repeated="7"/>
          </chart:series>
          <chart:series chart:style-name="ch13" chart:values-cell-range-address="Planilha1.F13:Planilha1.F19" chart:label-cell-address="Planilha1.F12:Planilha1.F1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Planilha1.B12:Planilha1.B12</svg:desc>
                </draw:g>
              </table:table-cell>
              <table:table-cell office:value-type="string">
                <text:p>1025x1025</text:p>
                <draw:g>
                  <svg:desc>Planilha1.C12:Planilha1.C12</svg:desc>
                </draw:g>
              </table:table-cell>
              <table:table-cell office:value-type="string">
                <text:p>2048x2048</text:p>
                <draw:g>
                  <svg:desc>Planilha1.D12:Planilha1.D12</svg:desc>
                </draw:g>
              </table:table-cell>
              <table:table-cell office:value-type="string">
                <text:p>2049x2049</text:p>
                <draw:g>
                  <svg:desc>Planilha1.E12:Planilha1.E12</svg:desc>
                </draw:g>
              </table:table-cell>
              <table:table-cell office:value-type="string">
                <text:p>4096x4096</text:p>
                <draw:g>
                  <svg:desc>Planilha1.F12:Planilha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13:Planilha1.A19</svg:desc>
                </draw:g>
              </table:table-cell>
              <table:table-cell office:value-type="float" office:value="1">
                <text:p>1</text:p>
                <draw:g>
                  <svg:desc>Planilha1.B13:Planilha1.B19</svg:desc>
                </draw:g>
              </table:table-cell>
              <table:table-cell office:value-type="float" office:value="1">
                <text:p>1</text:p>
                <draw:g>
                  <svg:desc>Planilha1.C13:Planilha1.C19</svg:desc>
                </draw:g>
              </table:table-cell>
              <table:table-cell office:value-type="float" office:value="1">
                <text:p>1</text:p>
                <draw:g>
                  <svg:desc>Planilha1.D13:Planilha1.D19</svg:desc>
                </draw:g>
              </table:table-cell>
              <table:table-cell office:value-type="float" office:value="1">
                <text:p>1</text:p>
                <draw:g>
                  <svg:desc>Planilha1.E13:Planilha1.E19</svg:desc>
                </draw:g>
              </table:table-cell>
              <table:table-cell office:value-type="float" office:value="1">
                <text:p>1</text:p>
                <draw:g>
                  <svg:desc>Planilha1.F13:Planilha1.F19</svg:desc>
                </draw:g>
              </table:table-cell>
            </table:table-row>
            <table:table-row>
              <table:table-cell office:value-type="string">
                <text:p>2 cores</text:p>
              </table:table-cell>
              <table:table-cell office:value-type="float" office:value="1.92372884621785">
                <text:p>1.92372884621785</text:p>
              </table:table-cell>
              <table:table-cell office:value-type="float" office:value="1.94008908032466">
                <text:p>1.94008908032466</text:p>
              </table:table-cell>
              <table:table-cell office:value-type="float" office:value="1.85780995313116">
                <text:p>1.85780995313116</text:p>
              </table:table-cell>
              <table:table-cell office:value-type="float" office:value="1.87875594351045">
                <text:p>1.87875594351045</text:p>
              </table:table-cell>
              <table:table-cell office:value-type="float" office:value="1.86728369106468">
                <text:p>1.86728369106468</text:p>
              </table:table-cell>
            </table:table-row>
            <table:table-row>
              <table:table-cell office:value-type="string">
                <text:p>4 cores</text:p>
              </table:table-cell>
              <table:table-cell office:value-type="float" office:value="3.5116135402624">
                <text:p>3.5116135402624</text:p>
              </table:table-cell>
              <table:table-cell office:value-type="float" office:value="3.541494928688">
                <text:p>3.541494928688</text:p>
              </table:table-cell>
              <table:table-cell office:value-type="float" office:value="2.42662225996223">
                <text:p>2.42662225996223</text:p>
              </table:table-cell>
              <table:table-cell office:value-type="float" office:value="2.44502809757135">
                <text:p>2.44502809757135</text:p>
              </table:table-cell>
              <table:table-cell office:value-type="float" office:value="2.40269137147269">
                <text:p>2.40269137147269</text:p>
              </table:table-cell>
            </table:table-row>
            <table:table-row>
              <table:table-cell office:value-type="string">
                <text:p>8 cores</text:p>
              </table:table-cell>
              <table:table-cell office:value-type="float" office:value="6.13531457123831">
                <text:p>6.13531457123831</text:p>
              </table:table-cell>
              <table:table-cell office:value-type="float" office:value="6.19704325025662">
                <text:p>6.19704325025662</text:p>
              </table:table-cell>
              <table:table-cell office:value-type="float" office:value="2.58106757344888">
                <text:p>2.58106757344888</text:p>
              </table:table-cell>
              <table:table-cell office:value-type="float" office:value="2.61748934919348">
                <text:p>2.61748934919348</text:p>
              </table:table-cell>
              <table:table-cell office:value-type="float" office:value="2.57304758527753">
                <text:p>2.57304758527753</text:p>
              </table:table-cell>
            </table:table-row>
            <table:table-row>
              <table:table-cell office:value-type="string">
                <text:p>10 cores</text:p>
              </table:table-cell>
              <table:table-cell office:value-type="float" office:value="6.81685031706384">
                <text:p>6.81685031706384</text:p>
              </table:table-cell>
              <table:table-cell office:value-type="float" office:value="6.81101076154934">
                <text:p>6.81101076154934</text:p>
              </table:table-cell>
              <table:table-cell office:value-type="float" office:value="2.52817572372976">
                <text:p>2.52817572372976</text:p>
              </table:table-cell>
              <table:table-cell office:value-type="float" office:value="2.60564211182227">
                <text:p>2.60564211182227</text:p>
              </table:table-cell>
              <table:table-cell office:value-type="float" office:value="2.55407188821805">
                <text:p>2.55407188821805</text:p>
              </table:table-cell>
            </table:table-row>
            <table:table-row>
              <table:table-cell office:value-type="string">
                <text:p>16 cores</text:p>
              </table:table-cell>
              <table:table-cell office:value-type="float" office:value="8.28426164659876">
                <text:p>8.28426164659876</text:p>
              </table:table-cell>
              <table:table-cell office:value-type="float" office:value="6.88398239835022">
                <text:p>6.88398239835022</text:p>
              </table:table-cell>
              <table:table-cell office:value-type="float" office:value="3.98802288126262">
                <text:p>3.98802288126262</text:p>
              </table:table-cell>
              <table:table-cell office:value-type="float" office:value="4.10123418170908">
                <text:p>4.10123418170908</text:p>
              </table:table-cell>
              <table:table-cell office:value-type="float" office:value="3.840634074951">
                <text:p>3.840634074951</text:p>
              </table:table-cell>
            </table:table-row>
            <table:table-row>
              <table:table-cell office:value-type="string">
                <text:p>20 cores</text:p>
              </table:table-cell>
              <table:table-cell office:value-type="float" office:value="4.74249770694894">
                <text:p>4.74249770694894</text:p>
              </table:table-cell>
              <table:table-cell office:value-type="float" office:value="4.74843302230283">
                <text:p>4.74843302230283</text:p>
              </table:table-cell>
              <table:table-cell office:value-type="float" office:value="5.65343659920979">
                <text:p>5.65343659920979</text:p>
              </table:table-cell>
              <table:table-cell office:value-type="float" office:value="6.12596437909194">
                <text:p>6.12596437909194</text:p>
              </table:table-cell>
              <table:table-cell office:value-type="float" office:value="4.53571958495625">
                <text:p>4.5357195849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2cm" svg:height="20.485cm" xlink:href=".." xlink:type="simple" chart:class="chart:line" chart:style-name="ch1">
        <chart:title svg:x="9.894cm" svg:y="0.544cm" chart:style-name="ch2">
          <text:p>Eficiência paralela - latrappe</text:p>
        </chart:title>
        <chart:legend chart:legend-position="end" svg:x="22.225cm" svg:y="8.892cm" style:legend-expansion="high" chart:style-name="ch3"/>
        <chart:plot-area chart:style-name="ch4" table:cell-range-address="Planilha1.A23:Planilha1.F29 Planilha1.B22:Planilha1.F22" chart:data-source-has-labels="both" svg:x="0.958cm" svg:y="2.556cm" svg:width="20.251cm" svg:height="16.55cm">
          <chartooo:coordinate-region svg:x="1.717cm" svg:y="2.766cm" svg:width="18.788cm" svg:height="15.671cm"/>
          <chart:axis chart:dimension="x" chart:name="primary-x" chart:style-name="ch5" chartooo:axis-type="auto">
            <chartooo:date-scale/>
            <chart:title svg:x="10.338cm" svg:y="19.516cm" chart:style-name="ch6">
              <text:p>Eficiência</text:p>
            </chart:title>
            <chart:categories table:cell-range-address="Planilha1.A23:Planilha1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lanilha1.B23:Planilha1.B29" chart:label-cell-address="Planilha1.B22:Planilha1.B22" chart:class="chart:line">
            <chart:data-point chart:repeated="7"/>
          </chart:series>
          <chart:series chart:style-name="ch10" chart:values-cell-range-address="Planilha1.C23:Planilha1.C29" chart:label-cell-address="Planilha1.C22:Planilha1.C22" chart:class="chart:line">
            <chart:data-point chart:repeated="7"/>
          </chart:series>
          <chart:series chart:style-name="ch11" chart:values-cell-range-address="Planilha1.D23:Planilha1.D29" chart:label-cell-address="Planilha1.D22:Planilha1.D22" chart:class="chart:line">
            <chart:data-point chart:repeated="7"/>
          </chart:series>
          <chart:series chart:style-name="ch12" chart:values-cell-range-address="Planilha1.E23:Planilha1.E29" chart:label-cell-address="Planilha1.E22:Planilha1.E22" chart:class="chart:line">
            <chart:data-point chart:repeated="7"/>
          </chart:series>
          <chart:series chart:style-name="ch13" chart:values-cell-range-address="Planilha1.F23:Planilha1.F29" chart:label-cell-address="Planilha1.F22:Planilha1.F2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Planilha1.B22:Planilha1.B22</svg:desc>
                </draw:g>
              </table:table-cell>
              <table:table-cell office:value-type="string">
                <text:p>1025x1025</text:p>
                <draw:g>
                  <svg:desc>Planilha1.C22:Planilha1.C22</svg:desc>
                </draw:g>
              </table:table-cell>
              <table:table-cell office:value-type="string">
                <text:p>2048x2048</text:p>
                <draw:g>
                  <svg:desc>Planilha1.D22:Planilha1.D22</svg:desc>
                </draw:g>
              </table:table-cell>
              <table:table-cell office:value-type="string">
                <text:p>2049x2049</text:p>
                <draw:g>
                  <svg:desc>Planilha1.E22:Planilha1.E22</svg:desc>
                </draw:g>
              </table:table-cell>
              <table:table-cell office:value-type="string">
                <text:p>4096x4096</text:p>
                <draw:g>
                  <svg:desc>Planilha1.F22:Planilha1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23:Planilha1.A29</svg:desc>
                </draw:g>
              </table:table-cell>
              <table:table-cell office:value-type="float" office:value="1">
                <text:p>1</text:p>
                <draw:g>
                  <svg:desc>Planilha1.B23:Planilha1.B29</svg:desc>
                </draw:g>
              </table:table-cell>
              <table:table-cell office:value-type="float" office:value="1">
                <text:p>1</text:p>
                <draw:g>
                  <svg:desc>Planilha1.C23:Planilha1.C29</svg:desc>
                </draw:g>
              </table:table-cell>
              <table:table-cell office:value-type="float" office:value="1">
                <text:p>1</text:p>
                <draw:g>
                  <svg:desc>Planilha1.D23:Planilha1.D29</svg:desc>
                </draw:g>
              </table:table-cell>
              <table:table-cell office:value-type="float" office:value="1">
                <text:p>1</text:p>
                <draw:g>
                  <svg:desc>Planilha1.E23:Planilha1.E29</svg:desc>
                </draw:g>
              </table:table-cell>
              <table:table-cell office:value-type="float" office:value="1">
                <text:p>1</text:p>
                <draw:g>
                  <svg:desc>Planilha1.F23:Planilha1.F29</svg:desc>
                </draw:g>
              </table:table-cell>
            </table:table-row>
            <table:table-row>
              <table:table-cell office:value-type="string">
                <text:p>2 cores</text:p>
              </table:table-cell>
              <table:table-cell office:value-type="float" office:value="0.961864423108925">
                <text:p>0.961864423108925</text:p>
              </table:table-cell>
              <table:table-cell office:value-type="float" office:value="0.97004454016233">
                <text:p>0.97004454016233</text:p>
              </table:table-cell>
              <table:table-cell office:value-type="float" office:value="0.928904976565579">
                <text:p>0.928904976565579</text:p>
              </table:table-cell>
              <table:table-cell office:value-type="float" office:value="0.939377971755225">
                <text:p>0.939377971755225</text:p>
              </table:table-cell>
              <table:table-cell office:value-type="float" office:value="0.933641845532339">
                <text:p>0.933641845532339</text:p>
              </table:table-cell>
            </table:table-row>
            <table:table-row>
              <table:table-cell office:value-type="string">
                <text:p>4 cores</text:p>
              </table:table-cell>
              <table:table-cell office:value-type="float" office:value="0.877903385065601">
                <text:p>0.877903385065601</text:p>
              </table:table-cell>
              <table:table-cell office:value-type="float" office:value="0.885373732172001">
                <text:p>0.885373732172001</text:p>
              </table:table-cell>
              <table:table-cell office:value-type="float" office:value="0.606655564990556">
                <text:p>0.606655564990556</text:p>
              </table:table-cell>
              <table:table-cell office:value-type="float" office:value="0.611257024392837">
                <text:p>0.611257024392837</text:p>
              </table:table-cell>
              <table:table-cell office:value-type="float" office:value="0.466820922766169">
                <text:p>0.466820922766169</text:p>
              </table:table-cell>
            </table:table-row>
            <table:table-row>
              <table:table-cell office:value-type="string">
                <text:p>8 cores</text:p>
              </table:table-cell>
              <table:table-cell office:value-type="float" office:value="0.766914321404788">
                <text:p>0.766914321404788</text:p>
              </table:table-cell>
              <table:table-cell office:value-type="float" office:value="0.774630406282077">
                <text:p>0.774630406282077</text:p>
              </table:table-cell>
              <table:table-cell office:value-type="float" office:value="0.32263344668111">
                <text:p>0.32263344668111</text:p>
              </table:table-cell>
              <table:table-cell office:value-type="float" office:value="0.327186168649185">
                <text:p>0.327186168649185</text:p>
              </table:table-cell>
              <table:table-cell office:value-type="float" office:value="0.321630948159691">
                <text:p>0.321630948159691</text:p>
              </table:table-cell>
            </table:table-row>
            <table:table-row>
              <table:table-cell office:value-type="string">
                <text:p>10 cores</text:p>
              </table:table-cell>
              <table:table-cell office:value-type="float" office:value="0.681685031706384">
                <text:p>0.681685031706384</text:p>
              </table:table-cell>
              <table:table-cell office:value-type="float" office:value="0.681101076154934">
                <text:p>0.681101076154934</text:p>
              </table:table-cell>
              <table:table-cell office:value-type="float" office:value="0.252817572372976">
                <text:p>0.252817572372976</text:p>
              </table:table-cell>
              <table:table-cell office:value-type="float" office:value="0.260564211182227">
                <text:p>0.260564211182227</text:p>
              </table:table-cell>
              <table:table-cell office:value-type="float" office:value="0.255407188821805">
                <text:p>0.255407188821805</text:p>
              </table:table-cell>
            </table:table-row>
            <table:table-row>
              <table:table-cell office:value-type="string">
                <text:p>16 cores</text:p>
              </table:table-cell>
              <table:table-cell office:value-type="float" office:value="0.517766352912423">
                <text:p>0.517766352912423</text:p>
              </table:table-cell>
              <table:table-cell office:value-type="float" office:value="0.430248899896889">
                <text:p>0.430248899896889</text:p>
              </table:table-cell>
              <table:table-cell office:value-type="float" office:value="0.249251430078914">
                <text:p>0.249251430078914</text:p>
              </table:table-cell>
              <table:table-cell office:value-type="float" office:value="0.256327136356817">
                <text:p>0.256327136356817</text:p>
              </table:table-cell>
              <table:table-cell office:value-type="float" office:value="0.240039629684438">
                <text:p>0.240039629684438</text:p>
              </table:table-cell>
            </table:table-row>
            <table:table-row>
              <table:table-cell office:value-type="string">
                <text:p>20 cores</text:p>
              </table:table-cell>
              <table:table-cell office:value-type="float" office:value="0.237124885347447">
                <text:p>0.237124885347447</text:p>
              </table:table-cell>
              <table:table-cell office:value-type="float" office:value="0.237421651115141">
                <text:p>0.237421651115141</text:p>
              </table:table-cell>
              <table:table-cell office:value-type="float" office:value="0.28267182996049">
                <text:p>0.28267182996049</text:p>
              </table:table-cell>
              <table:table-cell office:value-type="float" office:value="0.306298218954597">
                <text:p>0.306298218954597</text:p>
              </table:table-cell>
              <table:table-cell office:value-type="float" office:value="0.226785979247813">
                <text:p>0.2267859792478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665cm" svg:height="21.849cm" xlink:href=".." xlink:type="simple" chart:class="chart:bar" chart:style-name="ch1">
        <chart:title svg:x="13.805cm" svg:y="0.571cm" chart:style-name="ch2">
          <text:p>Tempo de execução - latrappe</text:p>
        </chart:title>
        <chart:legend chart:legend-position="end" svg:x="31.506cm" svg:y="9.054cm" style:legend-expansion="high" chart:style-name="ch3"/>
        <chart:plot-area chart:style-name="ch4" table:cell-range-address="Planilha1.B2:Planilha1.F9 Planilha1.A3:Planilha1.A9" chart:data-source-has-labels="both" svg:x="1.673cm" svg:y="2.664cm" svg:width="28.487cm" svg:height="17.779cm">
          <chartooo:coordinate-region svg:x="2.552cm" svg:y="2.874cm" svg:width="27.608cm" svg:height="16.9cm"/>
          <chart:axis chart:dimension="x" chart:name="primary-x" chart:style-name="ch5" chartooo:axis-type="auto">
            <chartooo:date-scale/>
            <chart:title svg:x="14.514cm" svg:y="20.88cm" chart:style-name="ch6">
              <text:p>tamanho da matriz</text:p>
            </chart:title>
            <chart:categories table:cell-range-address="Planilha1.B2:Planilha1.F2"/>
          </chart:axis>
          <chart:axis chart:dimension="y" chart:name="primary-y" chart:style-name="ch7">
            <chart:title svg:x="0.451cm" svg:y="12.342cm" chart:style-name="ch8">
              <text:p>Segundos</text:p>
            </chart:title>
            <chart:grid chart:style-name="ch9" chart:class="major"/>
          </chart:axis>
          <chart:series chart:style-name="ch10" chart:values-cell-range-address="Planilha1.B3:Planilha1.F3" chart:label-cell-address="Planilha1.A3:Planilha1.A3" chart:class="chart:bar">
            <chart:data-point chart:repeated="5"/>
          </chart:series>
          <chart:series chart:style-name="ch11" chart:values-cell-range-address="Planilha1.B4:Planilha1.F4" chart:label-cell-address="Planilha1.A4:Planilha1.A4" chart:class="chart:bar">
            <chart:data-point chart:repeated="5"/>
          </chart:series>
          <chart:series chart:style-name="ch12" chart:values-cell-range-address="Planilha1.B5:Planilha1.F5" chart:label-cell-address="Planilha1.A5:Planilha1.A5" chart:class="chart:bar">
            <chart:data-point chart:repeated="5"/>
          </chart:series>
          <chart:series chart:style-name="ch13" chart:values-cell-range-address="Planilha1.B6:Planilha1.F6" chart:label-cell-address="Planilha1.A6:Planilha1.A6" chart:class="chart:bar">
            <chart:data-point chart:repeated="5"/>
          </chart:series>
          <chart:series chart:style-name="ch14" chart:values-cell-range-address="Planilha1.B7:Planilha1.F7" chart:label-cell-address="Planilha1.A7:Planilha1.A7" chart:class="chart:bar">
            <chart:data-point chart:repeated="5"/>
          </chart:series>
          <chart:series chart:style-name="ch15" chart:values-cell-range-address="Planilha1.B8:Planilha1.F8" chart:label-cell-address="Planilha1.A8:Planilha1.A8" chart:class="chart:bar">
            <chart:data-point chart:repeated="5"/>
          </chart:series>
          <chart:series chart:style-name="ch16" chart:values-cell-range-address="Planilha1.B9:Planilha1.F9" chart:label-cell-address="Planilha1.A9:Planilha1.A9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Planilha1.B2:Planilha1.F2</svg:desc>
                </draw:g>
              </table:table-cell>
              <table:table-cell office:value-type="string">
                <text:p>1025x1025</text:p>
              </table:table-cell>
              <table:table-cell office:value-type="string">
                <text:p>2048x2048</text:p>
              </table:table-cell>
              <table:table-cell office:value-type="string">
                <text:p>2049x2049</text:p>
              </table:table-cell>
              <table:table-cell office:value-type="string">
                <text:p>4096x4096</text:p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3:Planilha1.A3</svg:desc>
                </draw:g>
              </table:table-cell>
              <table:table-cell office:value-type="float" office:value="5.491082">
                <text:p>5.491082</text:p>
                <draw:g>
                  <svg:desc>Planilha1.B3:Planilha1.F3</svg:desc>
                </draw:g>
              </table:table-cell>
              <table:table-cell office:value-type="float" office:value="5.487897">
                <text:p>5.487897</text:p>
              </table:table-cell>
              <table:table-cell office:value-type="float" office:value="32.38068">
                <text:p>32.38068</text:p>
              </table:table-cell>
              <table:table-cell office:value-type="float" office:value="32.750545">
                <text:p>32.750545</text:p>
              </table:table-cell>
              <table:table-cell office:value-type="float" office:value="129.274272">
                <text:p>129.274272</text:p>
              </table:table-cell>
            </table:table-row>
            <table:table-row>
              <table:table-cell office:value-type="string">
                <text:p>2 cores</text:p>
                <draw:g>
                  <svg:desc>Planilha1.A4:Planilha1.A4</svg:desc>
                </draw:g>
              </table:table-cell>
              <table:table-cell office:value-type="float" office:value="2.854395">
                <text:p>2.854395</text:p>
                <draw:g>
                  <svg:desc>Planilha1.B4:Planilha1.F4</svg:desc>
                </draw:g>
              </table:table-cell>
              <table:table-cell office:value-type="float" office:value="2.828683">
                <text:p>2.828683</text:p>
              </table:table-cell>
              <table:table-cell office:value-type="float" office:value="17.42949">
                <text:p>17.42949</text:p>
              </table:table-cell>
              <table:table-cell office:value-type="float" office:value="17.432038">
                <text:p>17.432038</text:p>
              </table:table-cell>
              <table:table-cell office:value-type="float" office:value="69.23119">
                <text:p>69.23119</text:p>
              </table:table-cell>
            </table:table-row>
            <table:table-row>
              <table:table-cell office:value-type="string">
                <text:p>4 cores</text:p>
                <draw:g>
                  <svg:desc>Planilha1.A5:Planilha1.A5</svg:desc>
                </draw:g>
              </table:table-cell>
              <table:table-cell office:value-type="float" office:value="1.563692">
                <text:p>1.563692</text:p>
                <draw:g>
                  <svg:desc>Planilha1.B5:Planilha1.F5</svg:desc>
                </draw:g>
              </table:table-cell>
              <table:table-cell office:value-type="float" office:value="1.549599">
                <text:p>1.549599</text:p>
              </table:table-cell>
              <table:table-cell office:value-type="float" office:value="13.343931">
                <text:p>13.343931</text:p>
              </table:table-cell>
              <table:table-cell office:value-type="float" office:value="13.394752">
                <text:p>13.394752</text:p>
              </table:table-cell>
              <table:table-cell office:value-type="float" office:value="53.803944">
                <text:p>53.803944</text:p>
              </table:table-cell>
            </table:table-row>
            <table:table-row>
              <table:table-cell office:value-type="string">
                <text:p>8 cores</text:p>
                <draw:g>
                  <svg:desc>Planilha1.A6:Planilha1.A6</svg:desc>
                </draw:g>
              </table:table-cell>
              <table:table-cell office:value-type="float" office:value="0.894996">
                <text:p>0.894996</text:p>
                <draw:g>
                  <svg:desc>Planilha1.B6:Planilha1.F6</svg:desc>
                </draw:g>
              </table:table-cell>
              <table:table-cell office:value-type="float" office:value="0.885567">
                <text:p>0.885567</text:p>
              </table:table-cell>
              <table:table-cell office:value-type="float" office:value="12.54546">
                <text:p>12.54546</text:p>
              </table:table-cell>
              <table:table-cell office:value-type="float" office:value="12.512198">
                <text:p>12.512198</text:p>
              </table:table-cell>
              <table:table-cell office:value-type="float" office:value="50.241695">
                <text:p>50.241695</text:p>
              </table:table-cell>
            </table:table-row>
            <table:table-row>
              <table:table-cell office:value-type="string">
                <text:p>10 cores</text:p>
                <draw:g>
                  <svg:desc>Planilha1.A7:Planilha1.A7</svg:desc>
                </draw:g>
              </table:table-cell>
              <table:table-cell office:value-type="float" office:value="0.805516">
                <text:p>0.805516</text:p>
                <draw:g>
                  <svg:desc>Planilha1.B7:Planilha1.F7</svg:desc>
                </draw:g>
              </table:table-cell>
              <table:table-cell office:value-type="float" office:value="0.805739">
                <text:p>0.805739</text:p>
              </table:table-cell>
              <table:table-cell office:value-type="float" office:value="12.807923">
                <text:p>12.807923</text:p>
              </table:table-cell>
              <table:table-cell office:value-type="float" office:value="12.569088">
                <text:p>12.569088</text:p>
              </table:table-cell>
              <table:table-cell office:value-type="float" office:value="50.61497">
                <text:p>50.61497</text:p>
              </table:table-cell>
            </table:table-row>
            <table:table-row>
              <table:table-cell office:value-type="string">
                <text:p>16 cores</text:p>
                <draw:g>
                  <svg:desc>Planilha1.A8:Planilha1.A8</svg:desc>
                </draw:g>
              </table:table-cell>
              <table:table-cell office:value-type="float" office:value="0.662833">
                <text:p>0.662833</text:p>
                <draw:g>
                  <svg:desc>Planilha1.B8:Planilha1.F8</svg:desc>
                </draw:g>
              </table:table-cell>
              <table:table-cell office:value-type="float" office:value="0.797198">
                <text:p>0.797198</text:p>
              </table:table-cell>
              <table:table-cell office:value-type="float" office:value="8.119482">
                <text:p>8.119482</text:p>
              </table:table-cell>
              <table:table-cell office:value-type="float" office:value="7.985534">
                <text:p>7.985534</text:p>
              </table:table-cell>
              <table:table-cell office:value-type="float" office:value="33.659617">
                <text:p>33.659617</text:p>
              </table:table-cell>
            </table:table-row>
            <table:table-row>
              <table:table-cell office:value-type="string">
                <text:p>20 cores</text:p>
                <draw:g>
                  <svg:desc>Planilha1.A9:Planilha1.A9</svg:desc>
                </draw:g>
              </table:table-cell>
              <table:table-cell office:value-type="float" office:value="1.157846">
                <text:p>1.157846</text:p>
                <draw:g>
                  <svg:desc>Planilha1.B9:Planilha1.F9</svg:desc>
                </draw:g>
              </table:table-cell>
              <table:table-cell office:value-type="float" office:value="1.155728">
                <text:p>1.155728</text:p>
              </table:table-cell>
              <table:table-cell office:value-type="float" office:value="5.72761">
                <text:p>5.72761</text:p>
              </table:table-cell>
              <table:table-cell office:value-type="float" office:value="5.346186">
                <text:p>5.346186</text:p>
              </table:table-cell>
              <table:table-cell office:value-type="float" office:value="28.501381">
                <text:p>28.5013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4.076cm" svg:height="21.35cm" xlink:href=".." xlink:type="simple" chart:class="chart:bar" chart:style-name="ch1">
        <chart:title svg:x="14.011cm" svg:y="0.562cm" chart:style-name="ch2">
          <text:p>Tempo de execução - latrappe</text:p>
        </chart:title>
        <chart:subtitle svg:x="14.786cm" svg:y="1.775cm" chart:style-name="ch3">
          <text:p>(média de 10 execuções)</text:p>
        </chart:subtitle>
        <chart:legend chart:legend-position="end" svg:x="31.917cm" svg:y="8.805cm" style:legend-expansion="high" chart:style-name="ch4"/>
        <chart:plot-area chart:style-name="ch5" table:cell-range-address="Planilha1.B2:Planilha1.E9 Planilha1.A3:Planilha1.A9" chart:data-source-has-labels="both" svg:x="1.681cm" svg:y="3.31cm" svg:width="28.874cm" svg:height="16.643cm">
          <chartooo:coordinate-region svg:x="2.35cm" svg:y="3.52cm" svg:width="28.205cm" svg:height="15.764cm"/>
          <chart:axis chart:dimension="x" chart:name="primary-x" chart:style-name="ch6" chartooo:axis-type="auto">
            <chartooo:date-scale/>
            <chart:title svg:x="14.686cm" svg:y="20.381cm" chart:style-name="ch7">
              <text:p>Tamanho da matriz</text:p>
            </chart:title>
            <chart:categories table:cell-range-address="Planilha1.B2:Planilha1.E2"/>
          </chart:axis>
          <chart:axis chart:dimension="y" chart:name="primary-y" chart:style-name="ch8">
            <chart:title svg:x="0.451cm" svg:y="12.42cm" chart:style-name="ch9">
              <text:p>Segundos</text:p>
            </chart:title>
            <chart:grid chart:style-name="ch10" chart:class="major"/>
          </chart:axis>
          <chart:series chart:style-name="ch11" chart:values-cell-range-address="Planilha1.B3:Planilha1.E3" chart:label-cell-address="Planilha1.A3:Planilha1.A3" chart:class="chart:bar">
            <chart:data-point chart:repeated="4"/>
          </chart:series>
          <chart:series chart:style-name="ch12" chart:values-cell-range-address="Planilha1.B4:Planilha1.E4" chart:label-cell-address="Planilha1.A4:Planilha1.A4" chart:class="chart:bar">
            <chart:data-point chart:repeated="4"/>
          </chart:series>
          <chart:series chart:style-name="ch13" chart:values-cell-range-address="Planilha1.B5:Planilha1.E5" chart:label-cell-address="Planilha1.A5:Planilha1.A5" chart:class="chart:bar">
            <chart:data-point chart:repeated="4"/>
          </chart:series>
          <chart:series chart:style-name="ch14" chart:values-cell-range-address="Planilha1.B6:Planilha1.E6" chart:label-cell-address="Planilha1.A6:Planilha1.A6" chart:class="chart:bar">
            <chart:data-point chart:repeated="4"/>
          </chart:series>
          <chart:series chart:style-name="ch15" chart:values-cell-range-address="Planilha1.B7:Planilha1.E7" chart:label-cell-address="Planilha1.A7:Planilha1.A7" chart:class="chart:bar">
            <chart:data-point chart:repeated="4"/>
          </chart:series>
          <chart:series chart:style-name="ch16" chart:values-cell-range-address="Planilha1.B8:Planilha1.E8" chart:label-cell-address="Planilha1.A8:Planilha1.A8" chart:class="chart:bar">
            <chart:data-point chart:repeated="4"/>
          </chart:series>
          <chart:series chart:style-name="ch17" chart:values-cell-range-address="Planilha1.B9:Planilha1.E9" chart:label-cell-address="Planilha1.A9:Planilha1.A9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Planilha1.B2:Planilha1.E2</svg:desc>
                </draw:g>
              </table:table-cell>
              <table:table-cell office:value-type="string">
                <text:p>1025x1025</text:p>
              </table:table-cell>
              <table:table-cell office:value-type="string">
                <text:p>2048x2048</text:p>
              </table:table-cell>
              <table:table-cell office:value-type="string">
                <text:p>2049x2049</text:p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Planilha1.A3:Planilha1.A3</svg:desc>
                </draw:g>
              </table:table-cell>
              <table:table-cell office:value-type="float" office:value="5.491082">
                <text:p>5.491082</text:p>
                <draw:g>
                  <svg:desc>Planilha1.B3:Planilha1.E3</svg:desc>
                </draw:g>
              </table:table-cell>
              <table:table-cell office:value-type="float" office:value="5.487897">
                <text:p>5.487897</text:p>
              </table:table-cell>
              <table:table-cell office:value-type="float" office:value="32.38068">
                <text:p>32.38068</text:p>
              </table:table-cell>
              <table:table-cell office:value-type="float" office:value="32.750545">
                <text:p>32.750545</text:p>
              </table:table-cell>
            </table:table-row>
            <table:table-row>
              <table:table-cell office:value-type="string">
                <text:p>2 cores</text:p>
                <draw:g>
                  <svg:desc>Planilha1.A4:Planilha1.A4</svg:desc>
                </draw:g>
              </table:table-cell>
              <table:table-cell office:value-type="float" office:value="2.854395">
                <text:p>2.854395</text:p>
                <draw:g>
                  <svg:desc>Planilha1.B4:Planilha1.E4</svg:desc>
                </draw:g>
              </table:table-cell>
              <table:table-cell office:value-type="float" office:value="2.828683">
                <text:p>2.828683</text:p>
              </table:table-cell>
              <table:table-cell office:value-type="float" office:value="17.42949">
                <text:p>17.42949</text:p>
              </table:table-cell>
              <table:table-cell office:value-type="float" office:value="17.432038">
                <text:p>17.432038</text:p>
              </table:table-cell>
            </table:table-row>
            <table:table-row>
              <table:table-cell office:value-type="string">
                <text:p>4 cores</text:p>
                <draw:g>
                  <svg:desc>Planilha1.A5:Planilha1.A5</svg:desc>
                </draw:g>
              </table:table-cell>
              <table:table-cell office:value-type="float" office:value="1.563692">
                <text:p>1.563692</text:p>
                <draw:g>
                  <svg:desc>Planilha1.B5:Planilha1.E5</svg:desc>
                </draw:g>
              </table:table-cell>
              <table:table-cell office:value-type="float" office:value="1.549599">
                <text:p>1.549599</text:p>
              </table:table-cell>
              <table:table-cell office:value-type="float" office:value="13.343931">
                <text:p>13.343931</text:p>
              </table:table-cell>
              <table:table-cell office:value-type="float" office:value="13.394752">
                <text:p>13.394752</text:p>
              </table:table-cell>
            </table:table-row>
            <table:table-row>
              <table:table-cell office:value-type="string">
                <text:p>8 cores</text:p>
                <draw:g>
                  <svg:desc>Planilha1.A6:Planilha1.A6</svg:desc>
                </draw:g>
              </table:table-cell>
              <table:table-cell office:value-type="float" office:value="0.894996">
                <text:p>0.894996</text:p>
                <draw:g>
                  <svg:desc>Planilha1.B6:Planilha1.E6</svg:desc>
                </draw:g>
              </table:table-cell>
              <table:table-cell office:value-type="float" office:value="0.885567">
                <text:p>0.885567</text:p>
              </table:table-cell>
              <table:table-cell office:value-type="float" office:value="12.54546">
                <text:p>12.54546</text:p>
              </table:table-cell>
              <table:table-cell office:value-type="float" office:value="12.512198">
                <text:p>12.512198</text:p>
              </table:table-cell>
            </table:table-row>
            <table:table-row>
              <table:table-cell office:value-type="string">
                <text:p>10 cores</text:p>
                <draw:g>
                  <svg:desc>Planilha1.A7:Planilha1.A7</svg:desc>
                </draw:g>
              </table:table-cell>
              <table:table-cell office:value-type="float" office:value="0.805516">
                <text:p>0.805516</text:p>
                <draw:g>
                  <svg:desc>Planilha1.B7:Planilha1.E7</svg:desc>
                </draw:g>
              </table:table-cell>
              <table:table-cell office:value-type="float" office:value="0.805739">
                <text:p>0.805739</text:p>
              </table:table-cell>
              <table:table-cell office:value-type="float" office:value="12.807923">
                <text:p>12.807923</text:p>
              </table:table-cell>
              <table:table-cell office:value-type="float" office:value="12.569088">
                <text:p>12.569088</text:p>
              </table:table-cell>
            </table:table-row>
            <table:table-row>
              <table:table-cell office:value-type="string">
                <text:p>16 cores</text:p>
                <draw:g>
                  <svg:desc>Planilha1.A8:Planilha1.A8</svg:desc>
                </draw:g>
              </table:table-cell>
              <table:table-cell office:value-type="float" office:value="0.662833">
                <text:p>0.662833</text:p>
                <draw:g>
                  <svg:desc>Planilha1.B8:Planilha1.E8</svg:desc>
                </draw:g>
              </table:table-cell>
              <table:table-cell office:value-type="float" office:value="0.797198">
                <text:p>0.797198</text:p>
              </table:table-cell>
              <table:table-cell office:value-type="float" office:value="8.119482">
                <text:p>8.119482</text:p>
              </table:table-cell>
              <table:table-cell office:value-type="float" office:value="7.985534">
                <text:p>7.985534</text:p>
              </table:table-cell>
            </table:table-row>
            <table:table-row>
              <table:table-cell office:value-type="string">
                <text:p>20 cores</text:p>
                <draw:g>
                  <svg:desc>Planilha1.A9:Planilha1.A9</svg:desc>
                </draw:g>
              </table:table-cell>
              <table:table-cell office:value-type="float" office:value="1.157846">
                <text:p>1.157846</text:p>
                <draw:g>
                  <svg:desc>Planilha1.B9:Planilha1.E9</svg:desc>
                </draw:g>
              </table:table-cell>
              <table:table-cell office:value-type="float" office:value="1.155728">
                <text:p>1.155728</text:p>
              </table:table-cell>
              <table:table-cell office:value-type="float" office:value="5.72761">
                <text:p>5.72761</text:p>
              </table:table-cell>
              <table:table-cell office:value-type="float" office:value="5.346186">
                <text:p>5.3461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